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7">
            <text:p>AA-4492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29.0">
            <text:p>1829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1">
            <text:p>2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7">
            <text:p>AA-54117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416.0">
            <text:p>12416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9">
            <text:p>AA-44929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238.0">
            <text:p>2238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73">
            <text:p>3.7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9">
            <text:p>SUERC-2999</text:p>
          </table:table-cell>
          <table:table-cell office:value-type="float" office:value="55.79">
            <text:p>55.79</text:p>
          </table:table-cell>
          <table:table-cell office:value-type="float" office:value="-5.54">
            <text:p>-5.54</text:p>
          </table:table-cell>
          <table:table-cell office:value-type="float" office:value="2570.0">
            <text:p>2570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5">
            <text:p>2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1">
            <text:p>AA-44931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818.0">
            <text:p>2818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7">
            <text:p>5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2">
            <text:p>AA-44932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294.0">
            <text:p>3294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7">
            <text:p>SUERC-299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91.0">
            <text:p>391.0</text:p>
          </table:table-cell>
          <table:table-cell office:value-type="float" office:value="24.0">
            <text:p>2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8">
            <text:p>SUERC-299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857.0">
            <text:p>4857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3">
            <text:p>AA-44933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635.0">
            <text:p>263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4">
            <text:p>AA-44934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153.0">
            <text:p>4153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1">
            <text:p>10.1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9">
            <text:p>AA-44939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514.0">
            <text:p>12514.0</text:p>
          </table:table-cell>
          <table:table-cell office:value-type="float" office:value="96.0">
            <text:p>9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8">
            <text:p>16.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4">
            <text:p>AA-54114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9118.0">
            <text:p>9118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29">
            <text:p>9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5">
            <text:p>AA-54115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335.0">
            <text:p>1033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6">
            <text:p>AA-54116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193.0">
            <text:p>1019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3008">
            <text:p>SUERC-3008</text:p>
          </table:table-cell>
          <table:table-cell office:value-type="float" office:value="55.84">
            <text:p>55.84</text:p>
          </table:table-cell>
          <table:table-cell office:value-type="float" office:value="-5.48">
            <text:p>-5.48</text:p>
          </table:table-cell>
          <table:table-cell office:value-type="float" office:value="14461.0">
            <text:p>14461.0</text:p>
          </table:table-cell>
          <table:table-cell office:value-type="float" office:value="126.0">
            <text:p>1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0.46">
            <text:p>30.4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13655">
            <text:p>SUERC-13655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855.0">
            <text:p>12855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2">
            <text:p>17.2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PeacockEtal2012,ShennanEtal2018">
            <text:p>PeacockEtal2012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8">
            <text:p>AA-4492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711.0">
            <text:p>271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8">
            <text:p>3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6">
            <text:p>AA-44926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38.0">
            <text:p>183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3">
            <text:p>2.2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